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rd_li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n’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x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gg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s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ure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t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g 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v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dden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ft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pp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gh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hea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r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le</text:p>
          </table:table-cell>
        </table:table-row>
      </table:table>
      <table:table table:name="exprecions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traw that broke the camel's back</text:p>
          </table:table-cell>
        </table:table-row>
      </table:table>
      <table:named-expressions/>
      <table:database-ranges>
        <table:database-range table:name="__Anonymous_Sheet_DB__0" table:target-range-address="word_list.A1:word_list.B4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5:52:00.748163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22:02:16.657932602</meta:creation-date>
    <dc:date>2024-08-23T15:52:16.254504283</dc:date>
    <meta:editing-duration>PT12M3S</meta:editing-duration>
    <meta:editing-cycles>3</meta:editing-cycles>
    <meta:generator>LibreOffice/24.2.5.2$Linux_X86_64 LibreOffice_project/420$Build-2</meta:generator>
    <meta:document-statistic meta:table-count="2" meta:cell-count="91" meta:object-count="0"/>
  </office:meta>
</office:document-meta>
</file>